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lonet 4 – definizione progetto</text:h>
      <text:h text:style-name="Heading_20_2" text:outline-level="2">Librerie/risorse Comuni</text:h>
      <text:h text:style-name="Heading_20_3" text:outline-level="3">Database:</text:h>
      <text:list xml:id="list619588632430261598" text:style-name="L2">
        <text:list-item>
          <text:p text:style-name="P1">Svuotamento delle tabelle</text:p>
        </text:list-item>
        <text:list-item>
          <text:p text:style-name="P1">Trasformazione di tutti gli indici in indici autoincrementali</text:p>
        </text:list-item>
        <text:list-item>
          <text:p text:style-name="P1">rafforzamento chiavi esterne (chiavi esterne mancanti / errate)</text:p>
        </text:list-item>
        <text:list-item>
          <text:p text:style-name="P1">tabella "abilità sbloccate": struttura uguale a PersonaggiAbilita</text:p>
        </text:list-item>
        <text:list-item>
          <text:p text:style-name="P1">tabella "prereuisiti": ID_abilita, ID_prerequisito, many to many</text:p>
        </text:list-item>
        <text:list-item>
          <text:p text:style-name="P1">tabella "effetti abilita": ID_Abilita, Cod_effetto (nvarchar12), Value (nvarchar6)</text:p>
        </text:list-item>
      </text:list>
      <text:h text:style-name="Heading_20_3" text:outline-level="3">Models</text:h>
      <text:list xml:id="list7944463702981330868" text:style-name="L5">
        <text:list-item>
          <text:p text:style-name="P4">Test Units su tutti i Business Objects</text:p>
        </text:list-item>
        <text:list-item>
          <text:p text:style-name="P4">Integration Tests su tutti i Data Providers</text:p>
        </text:list-item>
        <text:list-item>
          <text:p text:style-name="P4">Nunit per i test, Moq per mocks e stubs</text:p>
        </text:list-item>
      </text:list>
      <text:h text:style-name="Heading_20_2" text:outline-level="2">Holonet MVC</text:h>
      <text:list xml:id="list3227003705125736868" text:style-name="L4">
        <text:list-item>
          <text:p text:style-name="P3">Lettore QR-Code via AngularJS o Javascript puro (NO FLASH)</text:p>
        </text:list-item>
        <text:list-item>
          <text:p text:style-name="P3">Bootstrap per la grafica dei controlli</text:p>
        </text:list-item>
        <text:list-item>
          <text:p text:style-name="P3">REST API? O Socket API?</text:p>
        </text:list-item>
        <text:list-item>
          <text:p text:style-name="P3">Login tramite form personalizzata o codice QR</text:p>
        </text:list-item>
        <text:list-item>
          <text:p text:style-name="P3">pop-over trascinabili per i messaggi</text:p>
        </text:list-item>
        <text:list-item>
          <text:p text:style-name="P3">roll-out menu in alto per i contenuti</text:p>
        </text:list-item>
      </text:list>
      <text:h text:style-name="Heading_20_2" text:outline-level="2">Holonet Manager WPF</text:h>
      <text:list xml:id="list598302795636125560" text:style-name="L3">
        <text:list-item>
          <text:p text:style-name="P2">WPF window</text:p>
        </text:list-item>
        <text:list-item>
          <text:p text:style-name="P2">MVVM</text:p>
        </text:list-item>
        <text:list-item>
          <text:p text:style-name="P2">Controllo "dati esplorabili" + controllo "dati stampabili"</text:p>
        </text:list-item>
        <text:list-item>
          <text:p text:style-name="P2">Controllo "dati stampabili" deve contenere un box laterale in cui fare drag&amp;drop degli oggetti da stampare, con un list-button inferiore per la stampa del contenuto trascinato nel box</text:p>
        </text:list-item>
        <text:list-item>
          <text:p text:style-name="P2">Controlli ridimensionabili</text:p>
        </text:list-item>
        <text:list-item>
          <text:p text:style-name="P2">Widget per la composizione della pagina: ogni utente può crearsi la forma della schermata come vuole</text:p>
        </text:list-item>
        <text:list-item>
          <text:p text:style-name="P2">Salvataggio della forma della schermata in database? O in XML? XML ha più portabilità</text:p>
        </text:list-item>
        <text:list-item>
          <text:p text:style-name="P2">Click-once deploy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4S</meta:editing-duration>
    <meta:editing-cycles>3</meta:editing-cycles>
    <meta:generator>OpenOffice.org/3.4.1$Win32 OpenOffice.org_project/341m1$Build-9593</meta:generator>
    <dc:date>2013-08-20T20:09:26.23</dc:date>
    <meta:document-statistic meta:table-count="0" meta:image-count="0" meta:object-count="0" meta:page-count="1" meta:paragraph-count="29" meta:word-count="212" meta:character-count="1327"/>
    <dc:creator>Luca Zenari</dc:creator>
    <meta:user-defined meta:name="Info 1"/>
    <meta:user-defined meta:name="Info 2"/>
    <meta:user-defined meta:name="Info 3"/>
    <meta:user-defined meta:name="Info 4"/>
  </office:meta>
</office:document-meta>
</file>